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a xlink:href="http://insertion_sort/" xlink:type="simple">
            <draw:frame draw:z-index="0" draw:style-name="gr1" draw:text-style-name="P1" svg:width="15.088cm" svg:height="8.85cm" svg:x="14.18cm" svg:y="0.44cm">
              <draw:object draw:notify-on-update-of-ranges="Sheet1.D1:Sheet1.D1 Sheet1.D2:Sheet1.D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a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 table:number-columns-repeated="2"/>
          <table:table-cell office:value-type="string" calcext:value-type="string">
            <text:p>run 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828" calcext:value-type="float">
            <text:p>1.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22:31.677243203</meta:creation-date>
    <dc:date>2023-01-06T11:10:37.369902089</dc:date>
    <meta:editing-duration>PT6M59S</meta:editing-duration>
    <meta:editing-cycles>2</meta:editing-cycles>
    <meta:generator>LibreOffice/7.3.7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89cm" svg:height="8.851cm" xlink:href=".." xlink:type="simple" chart:class="chart:line" chart:style-name="ch1">
        <chart:legend chart:legend-position="end" svg:x="12.501cm" svg:y="4.126cm" style:legend-expansion="high" chart:style-name="ch2"/>
        <chart:plot-area chart:style-name="ch3" table:cell-range-address="Sheet1.D1:Sheet1.D7" chart:data-source-has-labels="row" svg:x="1.312cm" svg:y="0.177cm" svg:width="10.888cm" svg:height="7.516cm">
          <chart:coordinate-region svg:x="2.039cm" svg:y="0.376cm" svg:width="10.067cm" svg:height="6.67cm"/>
          <chart:axis chart:dimension="x" chart:name="primary-x" chart:style-name="ch4">
            <chart:title svg:x="6.117cm" svg:y="7.87cm" chart:style-name="ch5">
              <text:p>run time</text:p>
            </chart:title>
            <chart:grid chart:style-name="ch6" chart:class="major"/>
          </chart:axis>
          <chart:axis chart:dimension="y" chart:name="primary-y" chart:style-name="ch4">
            <chart:title svg:x="0.451cm" svg:y="5.421cm" chart:style-name="ch7">
              <text:p>number of elements</text:p>
            </chart:title>
            <chart:grid chart:style-name="ch6" chart:class="major"/>
          </chart:axis>
          <chart:series chart:style-name="ch8" chart:values-cell-range-address="Sheet1.D2:Sheet1.D7" chart:label-cell-address="Sheet1.D1:Sheet1.D1" chart:class="chart:line">
            <chart:data-point chart:repeated="4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28">
                <text:p>1.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